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Gemini 3.0 Orthopedic Finite Math &amp; Physics Report</text:h>
      <text:p text:style-name="First_20_paragraph"><text:span text:style-name="T1">System Version:</text:span> 3.0.1<text:line-break/><text:span text:style-name="T1">Module:</text:span> Orthopedic Intelligent Guidance System (IGS)<text:line-break/><text:span text:style-name="T1">Date:</text:span> January 18, 2026</text:p>
      <text:p text:style-name="Horizontal_20_Line"/>
      <text:h text:style-name="Heading_20_2" text:outline-level="2">1. Volumetric Image Acquisition (Acquisition Tab)</text:h>
      <text:p text:style-name="First_20_paragraph">The acquisition module simulates the reconstruction of a 3D anatomical volume <draw:frame draw:style-name="fr1" text:anchor-type="as-char"><draw:object xlink:href="Formula-0/" xlink:type="simple" xlink:show="embed" xlink:actuate="onLoad"/></draw:frame> from a set of 2D axial slices <draw:frame draw:style-name="fr1" text:anchor-type="as-char"><draw:object xlink:href="Formula-2/" xlink:type="simple" xlink:show="embed" xlink:actuate="onLoad"/></draw:frame>.</text:p>
      <text:h text:style-name="Heading_20_3" text:outline-level="3">1.1 Voxel Intensity Model</text:h>
      <text:p text:style-name="First_20_paragraph">The intensity <draw:frame draw:style-name="fr1" text:anchor-type="as-char"><draw:object xlink:href="Formula-4/" xlink:type="simple" xlink:show="embed" xlink:actuate="onLoad"/></draw:frame> of a voxel at position <draw:frame draw:style-name="fr1" text:anchor-type="as-char"><draw:object xlink:href="Formula-6/" xlink:type="simple" xlink:show="embed" xlink:actuate="onLoad"/></draw:frame> is modeled as a function of tissue density <draw:frame draw:style-name="fr1" text:anchor-type="as-char"><draw:object xlink:href="Formula-8/" xlink:type="simple" xlink:show="embed" xlink:actuate="onLoad"/></draw:frame> with additive Gaussian noise <draw:frame draw:style-name="fr1" text:anchor-type="as-char"><draw:object xlink:href="Formula-10/" xlink:type="simple" xlink:show="embed" xlink:actuate="onLoad"/></draw:frame>:</text:p>
      <text:p text:style-name="Text_20_body"><draw:frame draw:style-name="fr2" text:anchor-type="paragraph"><draw:object xlink:href="Formula-12/" xlink:type="simple" xlink:show="embed" xlink:actuate="onLoad"/></draw:frame></text:p>
      <text:p text:style-name="Text_20_body">Where: - <draw:frame draw:style-name="fr1" text:anchor-type="as-char"><draw:object xlink:href="Formula-14/" xlink:type="simple" xlink:show="embed" xlink:actuate="onLoad"/></draw:frame> - <draw:frame draw:style-name="fr1" text:anchor-type="as-char"><draw:object xlink:href="Formula-16/" xlink:type="simple" xlink:show="embed" xlink:actuate="onLoad"/></draw:frame></text:p>
      <text:h text:style-name="Heading_20_3" text:outline-level="3">1.2 Region of Interest (ROI) Algebra</text:h>
      <text:p text:style-name="First_20_paragraph">The segmentation masks for the medial and lateral condyles are defined by finite inequalities:</text:p>
      <text:p text:style-name="Text_20_body"><text:span text:style-name="T1">Medial Condyle:</text:span></text:p>
      <text:p text:style-name="Text_20_body"><draw:frame draw:style-name="fr2" text:anchor-type="paragraph"><draw:object xlink:href="Formula-18/" xlink:type="simple" xlink:show="embed" xlink:actuate="onLoad"/></draw:frame></text:p>
      <text:p text:style-name="Text_20_body"><text:span text:style-name="T1">Tibial Plateau (Ellipsoidal):</text:span></text:p>
      <text:p text:style-name="Text_20_body"><draw:frame draw:style-name="fr2" text:anchor-type="paragraph"><draw:object xlink:href="Formula-20/" xlink:type="simple" xlink:show="embed" xlink:actuate="onLoad"/></draw:frame></text:p>
      <text:p text:style-name="Horizontal_20_Line"/>
      <text:h text:style-name="Heading_20_2" text:outline-level="2">2. Quantum Geodesic Registration (Registration Tab)</text:h>
      <text:p text:style-name="First_20_paragraph">Registration aligns the intra-operative tracker coordinate frame <draw:frame draw:style-name="fr1" text:anchor-type="as-char"><draw:object xlink:href="Formula-22/" xlink:type="simple" xlink:show="embed" xlink:actuate="onLoad"/></draw:frame> with the pre-operative CT/MRI frame <draw:frame draw:style-name="fr1" text:anchor-type="as-char"><draw:object xlink:href="Formula-24/" xlink:type="simple" xlink:show="embed" xlink:actuate="onLoad"/></draw:frame>. The system utilizes a “Quantum Geodesic Mapping” approach, represented as an iterative optimization of a rigid body transformation <draw:frame draw:style-name="fr1" text:anchor-type="as-char"><draw:object xlink:href="Formula-26/" xlink:type="simple" xlink:show="embed" xlink:actuate="onLoad"/></draw:frame>.</text:p>
      <text:h text:style-name="Heading_20_3" text:outline-level="3">2.1 Transformation Matrix</text:h>
      <text:p text:style-name="First_20_paragraph">The transformation <draw:frame draw:style-name="fr1" text:anchor-type="as-char"><draw:object xlink:href="Formula-28/" xlink:type="simple" xlink:show="embed" xlink:actuate="onLoad"/></draw:frame> is defined by a rotation matrix <draw:frame draw:style-name="fr1" text:anchor-type="as-char"><draw:object xlink:href="Formula-30/" xlink:type="simple" xlink:show="embed" xlink:actuate="onLoad"/></draw:frame> and translation vector <draw:frame draw:style-name="fr1" text:anchor-type="as-char"><draw:object xlink:href="Formula-32/" xlink:type="simple" xlink:show="embed" xlink:actuate="onLoad"/></draw:frame>:</text:p>
      <text:p text:style-name="Text_20_body"><draw:frame draw:style-name="fr2" text:anchor-type="paragraph"><draw:object xlink:href="Formula-34/" xlink:type="simple" xlink:show="embed" xlink:actuate="onLoad"/></draw:frame></text:p>
      <text:p text:style-name="Text_20_body">Where <draw:frame draw:style-name="fr1" text:anchor-type="as-char"><draw:object xlink:href="Formula-36/" xlink:type="simple" xlink:show="embed" xlink:actuate="onLoad"/></draw:frame> is constructed from Euler angles <draw:frame draw:style-name="fr1" text:anchor-type="as-char"><draw:object xlink:href="Formula-38/" xlink:type="simple" xlink:show="embed" xlink:actuate="onLoad"/></draw:frame>:</text:p>
      <text:p text:style-name="Text_20_body"><draw:frame draw:style-name="fr2" text:anchor-type="paragraph"><draw:object xlink:href="Formula-40/" xlink:type="simple" xlink:show="embed" xlink:actuate="onLoad"/></draw:frame></text:p>
      <text:h text:style-name="Heading_20_3" text:outline-level="3">2.2 Cost Function Optimization</text:h>
      <text:p text:style-name="First_20_paragraph">The objective is to minimize the Root Mean Square (RMS) error between the source point cloud <draw:frame draw:style-name="fr1" text:anchor-type="as-char"><draw:object xlink:href="Formula-42/" xlink:type="simple" xlink:show="embed" xlink:actuate="onLoad"/></draw:frame> and target cloud <draw:frame draw:style-name="fr1" text:anchor-type="as-char"><draw:object xlink:href="Formula-44/" xlink:type="simple" xlink:show="embed" xlink:actuate="onLoad"/></draw:frame>:</text:p>
      <text:p text:style-name="Text_20_body"><draw:frame draw:style-name="fr2" text:anchor-type="paragraph"><draw:object xlink:href="Formula-46/" xlink:type="simple" xlink:show="embed" xlink:actuate="onLoad"/></draw:frame></text:p>
      <text:p text:style-name="Text_20_body">The “Evolutionary Propagation” simulates the gradient descent steps:</text:p>
      <text:p text:style-name="Text_20_body"><draw:frame draw:style-name="fr2" text:anchor-type="paragraph"><draw:object xlink:href="Formula-48/" xlink:type="simple" xlink:show="embed" xlink:actuate="onLoad"/></draw:frame></text:p>
      <text:p text:style-name="Text_20_body">Where <draw:frame draw:style-name="fr1" text:anchor-type="as-char"><draw:object xlink:href="Formula-50/" xlink:type="simple" xlink:show="embed" xlink:actuate="onLoad"/></draw:frame> is the convergence factor.</text:p>
      <text:h text:style-name="Heading_20_3" text:outline-level="3">2.3 Repeatability Statistics</text:h>
      <text:p text:style-name="First_20_paragraph">For <draw:frame draw:style-name="fr1" text:anchor-type="as-char"><draw:object xlink:href="Formula-52/" xlink:type="simple" xlink:show="embed" xlink:actuate="onLoad"/></draw:frame> trials, the repeatability confidence score <draw:frame draw:style-name="fr1" text:anchor-type="as-char"><draw:object xlink:href="Formula-54/" xlink:type="simple" xlink:show="embed" xlink:actuate="onLoad"/></draw:frame> is derived from the standard deviation <draw:frame draw:style-name="fr1" text:anchor-type="as-char"><draw:object xlink:href="Formula-56/" xlink:type="simple" xlink:show="embed" xlink:actuate="onLoad"/></draw:frame> of the final convergence error:</text:p>
      <text:p text:style-name="Text_20_body"><draw:frame draw:style-name="fr2" text:anchor-type="paragraph"><draw:object xlink:href="Formula-58/" xlink:type="simple" xlink:show="embed" xlink:actuate="onLoad"/></draw:frame></text:p>
      <text:p text:style-name="Horizontal_20_Line"/>
      <text:h text:style-name="Heading_20_2" text:outline-level="2">3. Conformal Surgical Planning (Planning Tab)</text:h>
      <text:p text:style-name="First_20_paragraph">The planning engine generates resection profiles <draw:frame draw:style-name="fr1" text:anchor-type="as-char"><draw:object xlink:href="Formula-60/" xlink:type="simple" xlink:show="embed" xlink:actuate="onLoad"/></draw:frame> to match the inverse geometry of the implant <draw:frame draw:style-name="fr1" text:anchor-type="as-char"><draw:object xlink:href="Formula-62/" xlink:type="simple" xlink:show="embed" xlink:actuate="onLoad"/></draw:frame>.</text:p>
      <text:h text:style-name="Heading_20_3" text:outline-level="3">3.1 Anatomy Polynomial Approximation</text:h>
      <text:p text:style-name="First_20_paragraph">The distal femur curvature is approximated by a parabolic function:</text:p>
      <text:p text:style-name="Text_20_body"><draw:frame draw:style-name="fr2" text:anchor-type="paragraph"><draw:object xlink:href="Formula-64/" xlink:type="simple" xlink:show="embed" xlink:actuate="onLoad"/></draw:frame></text:p>
      <text:p text:style-name="Text_20_body">where <draw:frame draw:style-name="fr1" text:anchor-type="as-char"><draw:object xlink:href="Formula-66/" xlink:type="simple" xlink:show="embed" xlink:actuate="onLoad"/></draw:frame> (radius of curvature) and <draw:frame draw:style-name="fr1" text:anchor-type="as-char"><draw:object xlink:href="Formula-68/" xlink:type="simple" xlink:show="embed" xlink:actuate="onLoad"/></draw:frame> (offset).</text:p>
      <text:h text:style-name="Heading_20_3" text:outline-level="3">3.2 Resection Geometry (Chamfer Cuts)</text:h>
      <text:p text:style-name="First_20_paragraph">The resection profile is a piecewise function defining the 5-cut technique:</text:p>
      <text:p text:style-name="Text_20_body"><draw:frame draw:style-name="fr2" text:anchor-type="paragraph"><draw:object xlink:href="Formula-70/" xlink:type="simple" xlink:show="embed" xlink:actuate="onLoad"/></draw:frame></text:p>
      <text:h text:style-name="Heading_20_3" text:outline-level="3">3.3 Posterior Stabilized (PS) Cam Mechanism</text:h>
      <text:p text:style-name="First_20_paragraph">For PS implants, a “box cut” requires a modification in the central domain <draw:frame draw:style-name="fr1" text:anchor-type="as-char"><draw:object xlink:href="Formula-72/" xlink:type="simple" xlink:show="embed" xlink:actuate="onLoad"/></draw:frame>:</text:p>
      <text:p text:style-name="Text_20_body"><draw:frame draw:style-name="fr2" text:anchor-type="paragraph"><draw:object xlink:href="Formula-74/" xlink:type="simple" xlink:show="embed" xlink:actuate="onLoad"/></draw:frame></text:p>
      <text:p text:style-name="Horizontal_20_Line"/>
      <text:h text:style-name="Heading_20_2" text:outline-level="2">4. Ligament Balancing Kinematics (Planning Tab)</text:h>
      <text:p text:style-name="First_20_paragraph">Kinematics are simulated as a function of flexion angle <draw:frame draw:style-name="fr1" text:anchor-type="as-char"><draw:object xlink:href="Formula-76/" xlink:type="simple" xlink:show="embed" xlink:actuate="onLoad"/></draw:frame>.</text:p>
      <text:h text:style-name="Heading_20_3" text:outline-level="3">4.1 Gap Functions</text:h>
      <text:p text:style-name="First_20_paragraph">The varying gap distance <draw:frame draw:style-name="fr1" text:anchor-type="as-char"><draw:object xlink:href="Formula-78/" xlink:type="simple" xlink:show="embed" xlink:actuate="onLoad"/></draw:frame> between femur and tibia is modeled as:</text:p>
      <text:p text:style-name="Text_20_body"><text:span text:style-name="T1">Medial Compartment (Stable):</text:span></text:p>
      <text:p text:style-name="Text_20_body"><draw:frame draw:style-name="fr2" text:anchor-type="paragraph"><draw:object xlink:href="Formula-80/" xlink:type="simple" xlink:show="embed" xlink:actuate="onLoad"/></draw:frame></text:p>
      <text:p text:style-name="Text_20_body"><text:span text:style-name="T1">Lateral Compartment (Laxity allowed):</text:span></text:p>
      <text:p text:style-name="Text_20_body"><draw:frame draw:style-name="fr2" text:anchor-type="paragraph"><draw:object xlink:href="Formula-82/" xlink:type="simple" xlink:show="embed" xlink:actuate="onLoad"/></draw:frame></text:p>
      <text:p text:style-name="Text_20_body">The <text:span text:style-name="T1">Safe Zone</text:span> is defined as the interval <draw:frame draw:style-name="fr1" text:anchor-type="as-char"><draw:object xlink:href="Formula-84/" xlink:type="simple" xlink:show="embed" xlink:actuate="onLoad"/></draw:frame> mm.</text:p>
      <text:p text:style-name="Horizontal_20_Line"/>
      <text:h text:style-name="Heading_20_2" text:outline-level="2">5. Implant Fit Optimization (Implant Fit Tab)</text:h>
      <text:p text:style-name="First_20_paragraph">The “Quantum Surface Integral” calculates the fit energy between the implant mesh <draw:frame draw:style-name="fr1" text:anchor-type="as-char"><draw:object xlink:href="Formula-86/" xlink:type="simple" xlink:show="embed" xlink:actuate="onLoad"/></draw:frame> and the bone surface <draw:frame draw:style-name="fr1" text:anchor-type="as-char"><draw:object xlink:href="Formula-88/" xlink:type="simple" xlink:show="embed" xlink:actuate="onLoad"/></draw:frame>.</text:p>
      <text:h text:style-name="Heading_20_3" text:outline-level="3">5.1 Energy Minimization</text:h>
      <text:p text:style-name="First_20_paragraph"><draw:frame draw:style-name="fr2" text:anchor-type="paragraph"><draw:object xlink:href="Formula-90/" xlink:type="simple" xlink:show="embed" xlink:actuate="onLoad"/></draw:frame></text:p>
      <text:p text:style-name="Text_20_body">Convergence history follows a quadratic decay:</text:p>
      <text:p text:style-name="Text_20_body"><draw:frame draw:style-name="fr2" text:anchor-type="paragraph"><draw:object xlink:href="Formula-92/" xlink:type="simple" xlink:show="embed" xlink:actuate="onLoad"/></draw:frame></text:p>
      <text:p text:style-name="Horizontal_20_Line"/>
      <text:h text:style-name="Heading_20_2" text:outline-level="2">6. Monte Carlo Post-Op Analytics (Post-Op Tab)</text:h>
      <text:p text:style-name="First_20_paragraph">Outcomes are predicted using stochastic simulation over <draw:frame draw:style-name="fr1" text:anchor-type="as-char"><draw:object xlink:href="Formula-94/" xlink:type="simple" xlink:show="embed" xlink:actuate="onLoad"/></draw:frame> virtual patients.</text:p>
      <text:h text:style-name="Heading_20_3" text:outline-level="3">6.1 Distribution Models</text:h>
      <text:list text:style-name="L1">
        <text:list-item>
          <text:p text:style-name="P1"><text:span text:style-name="T1">Flexion Range:</text:span> <draw:frame draw:style-name="fr1" text:anchor-type="as-char"><draw:object xlink:href="Formula-96/" xlink:type="simple" xlink:show="embed" xlink:actuate="onLoad"/></draw:frame> truncated to <draw:frame draw:style-name="fr1" text:anchor-type="as-char"><draw:object xlink:href="Formula-98/" xlink:type="simple" xlink:show="embed" xlink:actuate="onLoad"/></draw:frame>.</text:p>
        </text:list-item>
        <text:list-item>
          <text:p text:style-name="P1"><text:span text:style-name="T1">Tibial Slope:</text:span> <draw:frame draw:style-name="fr1" text:anchor-type="as-char"><draw:object xlink:href="Formula-100/" xlink:type="simple" xlink:show="embed" xlink:actuate="onLoad"/></draw:frame>.</text:p>
        </text:list-item>
        <text:list-item>
          <text:p text:style-name="First_20_paragraph"><text:span text:style-name="T1">Cost Function:</text:span></text:p>
          <text:p text:style-name="Text_20_body"><draw:frame draw:style-name="fr2" text:anchor-type="paragraph"><draw:object xlink:href="Formula-102/" xlink:type="simple" xlink:show="embed" xlink:actuate="onLoad"/></draw:frame></text:p>
          <text:p text:style-name="Text_20_body">Where <draw:frame draw:style-name="fr1" text:anchor-type="as-char"><draw:object xlink:href="Formula-104/" xlink:type="simple" xlink:show="embed" xlink:actuate="onLoad"/></draw:frame> is the indicator function for poor outcomes (stiffness).</text:p>
        </text:list-item>
      </text:list>
      <text:p text:style-name="Horizontal_20_Line"/>
      <text:p text:style-name="First_20_paragraph"><text:span text:style-name="T2">Report generated by Gemini 3.0 Agentic Frame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0/content.xml><?xml version="1.0" encoding="utf-8"?>
<math xmlns="http://www.w3.org/1998/Math/MathML" display="inline">
  <mi>V</mi>
</math>
</file>

<file path=Formula-10/content.xml><?xml version="1.0" encoding="utf-8"?>
<math xmlns="http://www.w3.org/1998/Math/MathML" display="inline">
  <mi>η</mi>
</math>
</file>

<file path=Formula-100/content.xml><?xml version="1.0" encoding="utf-8"?>
<math xmlns="http://www.w3.org/1998/Math/MathML" display="inline">
  <mrow>
    <msub>
      <mi>X</mi>
      <mrow>
        <mi>s</mi>
        <mi>l</mi>
        <mi>o</mi>
        <mi>p</mi>
        <mi>e</mi>
      </mrow>
    </msub>
    <mo>∼</mo>
    <mstyle mathvariant="script">
      <mi>𝒩</mi>
    </mstyle>
    <mo stretchy="false" form="prefix">(</mo>
    <mn>5</mn>
    <mo>,</mo>
    <msup>
      <mn>1.5</mn>
      <mn>2</mn>
    </msup>
    <mo stretchy="false" form="postfix">)</mo>
  </mrow>
</math>
</file>

<file path=Formula-102/content.xml><?xml version="1.0" encoding="utf-8"?>
<math xmlns="http://www.w3.org/1998/Math/MathML" display="block">
  <mrow>
    <msub>
      <mi>C</mi>
      <mrow>
        <mi>t</mi>
        <mi>o</mi>
        <mi>t</mi>
        <mi>a</mi>
        <mi>l</mi>
      </mrow>
    </msub>
    <mo>=</mo>
    <msub>
      <mi>C</mi>
      <mrow>
        <mi>b</mi>
        <mi>a</mi>
        <mi>s</mi>
        <mi>e</mi>
      </mrow>
    </msub>
    <mo>+</mo>
    <mi>δ</mi>
    <mo>+</mo>
    <mstyle mathvariant="double-struck">
      <mi>𝕀</mi>
    </mstyle>
    <mo stretchy="false" form="prefix">(</mo>
    <msub>
      <mi>X</mi>
      <mrow>
        <mi>f</mi>
        <mi>l</mi>
        <mi>e</mi>
        <mi>x</mi>
      </mrow>
    </msub>
    <mo>&lt;</mo>
    <mn>100</mn>
    <mo stretchy="false" form="postfix">)</mo>
    <mo>⋅</mo>
    <msub>
      <mi>C</mi>
      <mrow>
        <mi>p</mi>
        <mi>e</mi>
        <mi>n</mi>
        <mi>a</mi>
        <mi>l</mi>
        <mi>t</mi>
        <mi>y</mi>
      </mrow>
    </msub>
  </mrow>
</math>
</file>

<file path=Formula-104/content.xml><?xml version="1.0" encoding="utf-8"?>
<math xmlns="http://www.w3.org/1998/Math/MathML" display="inline">
  <mstyle mathvariant="double-struck">
    <mi>𝕀</mi>
  </mstyle>
</math>
</file>

<file path=Formula-12/content.xml><?xml version="1.0" encoding="utf-8"?>
<math xmlns="http://www.w3.org/1998/Math/MathML" display="block">
  <mrow>
    <mi>I</mi>
    <mo stretchy="false" form="prefix">(</mo>
    <mi>x</mi>
    <mo>,</mo>
    <mi>y</mi>
    <mo>,</mo>
    <mi>z</mi>
    <mo stretchy="false" form="postfix">)</mo>
    <mo>=</mo>
    <mi>α</mi>
    <mo>⋅</mo>
    <mi>ρ</mi>
    <mo stretchy="false" form="prefix">(</mo>
    <mi>x</mi>
    <mo>,</mo>
    <mi>y</mi>
    <mo>,</mo>
    <mi>z</mi>
    <mo stretchy="false" form="postfix">)</mo>
    <mo>+</mo>
    <mi>η</mi>
  </mrow>
</math>
</file>

<file path=Formula-14/content.xml><?xml version="1.0" encoding="utf-8"?>
<math xmlns="http://www.w3.org/1998/Math/MathML" display="inline">
  <mrow>
    <mi>ρ</mi>
    <mo stretchy="false" form="prefix">(</mo>
    <mi>x</mi>
    <mo>,</mo>
    <mi>y</mi>
    <mo>,</mo>
    <mi>z</mi>
    <mo stretchy="false" form="postfix">)</mo>
    <mo>=</mo>
    <mrow>
      <mo stretchy="true" form="prefix">{</mo>
      <mtable>
        <mtr>
          <mtd columnalign="left">
            <mn>200</mn>
          </mtd>
          <mtd columnalign="left">
            <mrow>
              <mtext mathvariant="normal">if </mtext>
              <mspace width="0.333em"/>
            </mrow>
            <mstyle mathvariant="bold">
              <mi>𝐩</mi>
            </mstyle>
            <mo>∈</mo>
            <mtext mathvariant="normal">Cortical Bone</mtext>
          </mtd>
        </mtr>
        <mtr>
          <mtd columnalign="left">
            <mn>180</mn>
          </mtd>
          <mtd columnalign="left">
            <mrow>
              <mtext mathvariant="normal">if </mtext>
              <mspace width="0.333em"/>
            </mrow>
            <mstyle mathvariant="bold">
              <mi>𝐩</mi>
            </mstyle>
            <mo>∈</mo>
            <mtext mathvariant="normal">Cancellous/Tibia</mtext>
          </mtd>
        </mtr>
        <mtr>
          <mtd columnalign="left">
            <mn>0</mn>
          </mtd>
          <mtd columnalign="left">
            <mtext mathvariant="normal">otherwise</mtext>
          </mtd>
        </mtr>
      </mtable>
    </mrow>
  </mrow>
</math>
</file>

<file path=Formula-16/content.xml><?xml version="1.0" encoding="utf-8"?>
<math xmlns="http://www.w3.org/1998/Math/MathML" display="inline">
  <mrow>
    <mi>η</mi>
    <mo>∼</mo>
    <mstyle mathvariant="script">
      <mi>𝒩</mi>
    </mstyle>
    <mo stretchy="false" form="prefix">(</mo>
    <mn>0</mn>
    <mo>,</mo>
    <msubsup>
      <mi>σ</mi>
      <mrow>
        <mi>n</mi>
        <mi>o</mi>
        <mi>i</mi>
        <mi>s</mi>
        <mi>e</mi>
      </mrow>
      <mn>2</mn>
    </msubsup>
    <mo stretchy="false" form="postfix">)</mo>
  </mrow>
</math>
</file>

<file path=Formula-18/content.xml><?xml version="1.0" encoding="utf-8"?>
<math xmlns="http://www.w3.org/1998/Math/MathML" display="block">
  <mrow>
    <mo stretchy="false" form="prefix">(</mo>
    <mi>x</mi>
    <mo>−</mo>
    <msub>
      <mi>c</mi>
      <mrow>
        <mi>m</mi>
        <mi>e</mi>
        <mi>d</mi>
        <mi>i</mi>
        <mi>a</mi>
        <mi>l</mi>
      </mrow>
    </msub>
    <msup>
      <mo stretchy="false" form="postfix">)</mo>
      <mn>2</mn>
    </msup>
    <mo>+</mo>
    <mo stretchy="false" form="prefix">(</mo>
    <mi>y</mi>
    <mo>−</mo>
    <msub>
      <mi>c</mi>
      <mi>y</mi>
    </msub>
    <msup>
      <mo stretchy="false" form="postfix">)</mo>
      <mn>2</mn>
    </msup>
    <mo>≤</mo>
    <msubsup>
      <mi>r</mi>
      <mrow>
        <mi>c</mi>
        <mi>o</mi>
        <mi>n</mi>
        <mi>d</mi>
        <mi>y</mi>
        <mi>l</mi>
        <mi>e</mi>
      </mrow>
      <mn>2</mn>
    </msubsup>
  </mrow>
</math>
</file>

<file path=Formula-2/content.xml><?xml version="1.0" encoding="utf-8"?>
<math xmlns="http://www.w3.org/1998/Math/MathML" display="inline">
  <msub>
    <mi>S</mi>
    <mi>k</mi>
  </msub>
</math>
</file>

<file path=Formula-20/content.xml><?xml version="1.0" encoding="utf-8"?>
<math xmlns="http://www.w3.org/1998/Math/MathML" display="block">
  <mrow>
    <mfrac>
      <mrow>
        <mo stretchy="false" form="prefix">(</mo>
        <mi>x</mi>
        <mo>−</mo>
        <msub>
          <mi>c</mi>
          <mi>x</mi>
        </msub>
        <msup>
          <mo stretchy="false" form="postfix">)</mo>
          <mn>2</mn>
        </msup>
      </mrow>
      <msup>
        <mi>a</mi>
        <mn>2</mn>
      </msup>
    </mfrac>
    <mo>+</mo>
    <mfrac>
      <mrow>
        <mo stretchy="false" form="prefix">(</mo>
        <mi>y</mi>
        <mo>−</mo>
        <msub>
          <mi>c</mi>
          <msub>
            <mi>y</mi>
            <mrow>
              <mi>t</mi>
              <mi>i</mi>
              <mi>b</mi>
            </mrow>
          </msub>
        </msub>
        <msup>
          <mo stretchy="false" form="postfix">)</mo>
          <mn>2</mn>
        </msup>
      </mrow>
      <msup>
        <mi>b</mi>
        <mn>2</mn>
      </msup>
    </mfrac>
    <mo>≤</mo>
    <mn>1</mn>
  </mrow>
</math>
</file>

<file path=Formula-22/content.xml><?xml version="1.0" encoding="utf-8"?>
<math xmlns="http://www.w3.org/1998/Math/MathML" display="inline">
  <msub>
    <mi>F</mi>
    <mrow>
      <mi>t</mi>
      <mi>r</mi>
      <mi>a</mi>
      <mi>c</mi>
      <mi>k</mi>
      <mi>e</mi>
      <mi>r</mi>
    </mrow>
  </msub>
</math>
</file>

<file path=Formula-24/content.xml><?xml version="1.0" encoding="utf-8"?>
<math xmlns="http://www.w3.org/1998/Math/MathML" display="inline">
  <msub>
    <mi>F</mi>
    <mrow>
      <mi>C</mi>
      <mi>T</mi>
    </mrow>
  </msub>
</math>
</file>

<file path=Formula-26/content.xml><?xml version="1.0" encoding="utf-8"?>
<math xmlns="http://www.w3.org/1998/Math/MathML" display="inline">
  <mi>T</mi>
</math>
</file>

<file path=Formula-28/content.xml><?xml version="1.0" encoding="utf-8"?>
<math xmlns="http://www.w3.org/1998/Math/MathML" display="inline">
  <mrow>
    <mi>T</mi>
    <mo>∈</mo>
    <mi>S</mi>
    <mi>E</mi>
    <mo stretchy="false" form="prefix">(</mo>
    <mn>3</mn>
    <mo stretchy="false" form="postfix">)</mo>
  </mrow>
</math>
</file>

<file path=Formula-30/content.xml><?xml version="1.0" encoding="utf-8"?>
<math xmlns="http://www.w3.org/1998/Math/MathML" display="inline">
  <mi>R</mi>
</math>
</file>

<file path=Formula-32/content.xml><?xml version="1.0" encoding="utf-8"?>
<math xmlns="http://www.w3.org/1998/Math/MathML" display="inline">
  <mstyle mathvariant="bold">
    <mi>𝐭</mi>
  </mstyle>
</math>
</file>

<file path=Formula-34/content.xml><?xml version="1.0" encoding="utf-8"?>
<math xmlns="http://www.w3.org/1998/Math/MathML" display="block">
  <mrow>
    <mi>T</mi>
    <mo>=</mo>
    <mrow>
      <mo stretchy="true" form="prefix">[</mo>
      <mtable>
        <mtr>
          <mtd columnalign="center">
            <mi>R</mi>
          </mtd>
          <mtd columnalign="center">
            <mstyle mathvariant="bold">
              <mi>𝐭</mi>
            </mstyle>
          </mtd>
        </mtr>
        <mtr>
          <mtd columnalign="center">
            <mn>0</mn>
          </mtd>
          <mtd columnalign="center">
            <mn>1</mn>
          </mtd>
        </mtr>
      </mtable>
      <mo stretchy="true" form="postfix">]</mo>
    </mrow>
  </mrow>
</math>
</file>

<file path=Formula-36/content.xml><?xml version="1.0" encoding="utf-8"?>
<math xmlns="http://www.w3.org/1998/Math/MathML" display="inline">
  <mi>R</mi>
</math>
</file>

<file path=Formula-38/content.xml><?xml version="1.0" encoding="utf-8"?>
<math xmlns="http://www.w3.org/1998/Math/MathML" display="inline">
  <mrow>
    <mo stretchy="false" form="prefix">(</mo>
    <mi>ϕ</mi>
    <mo>,</mo>
    <mi>θ</mi>
    <mo>,</mo>
    <mi>ψ</mi>
    <mo stretchy="false" form="postfix">)</mo>
  </mrow>
</math>
</file>

<file path=Formula-4/content.xml><?xml version="1.0" encoding="utf-8"?>
<math xmlns="http://www.w3.org/1998/Math/MathML" display="inline">
  <mrow>
    <mi>I</mi>
    <mo stretchy="false" form="prefix">(</mo>
    <mi>x</mi>
    <mo>,</mo>
    <mi>y</mi>
    <mo>,</mo>
    <mi>z</mi>
    <mo stretchy="false" form="postfix">)</mo>
  </mrow>
</math>
</file>

<file path=Formula-40/content.xml><?xml version="1.0" encoding="utf-8"?>
<math xmlns="http://www.w3.org/1998/Math/MathML" display="block">
  <mrow>
    <mi>R</mi>
    <mo>=</mo>
    <msub>
      <mi>R</mi>
      <mi>z</mi>
    </msub>
    <mo stretchy="false" form="prefix">(</mo>
    <mi>ψ</mi>
    <mo stretchy="false" form="postfix">)</mo>
    <msub>
      <mi>R</mi>
      <mi>y</mi>
    </msub>
    <mo stretchy="false" form="prefix">(</mo>
    <mi>θ</mi>
    <mo stretchy="false" form="postfix">)</mo>
    <msub>
      <mi>R</mi>
      <mi>x</mi>
    </msub>
    <mo stretchy="false" form="prefix">(</mo>
    <mi>ϕ</mi>
    <mo stretchy="false" form="postfix">)</mo>
  </mrow>
</math>
</file>

<file path=Formula-42/content.xml><?xml version="1.0" encoding="utf-8"?>
<math xmlns="http://www.w3.org/1998/Math/MathML" display="inline">
  <mrow>
    <mi>P</mi>
    <mo>=</mo>
    <mo stretchy="false" form="prefix">{</mo>
    <msub>
      <mi>p</mi>
      <mi>i</mi>
    </msub>
    <mo stretchy="false" form="postfix">}</mo>
  </mrow>
</math>
</file>

<file path=Formula-44/content.xml><?xml version="1.0" encoding="utf-8"?>
<math xmlns="http://www.w3.org/1998/Math/MathML" display="inline">
  <mrow>
    <mi>Q</mi>
    <mo>=</mo>
    <mo stretchy="false" form="prefix">{</mo>
    <msub>
      <mi>q</mi>
      <mi>i</mi>
    </msub>
    <mo stretchy="false" form="postfix">}</mo>
  </mrow>
</math>
</file>

<file path=Formula-46/content.xml><?xml version="1.0" encoding="utf-8"?>
<math xmlns="http://www.w3.org/1998/Math/MathML" display="block">
  <mrow>
    <mi>E</mi>
    <mo stretchy="false" form="prefix">(</mo>
    <mi>R</mi>
    <mo>,</mo>
    <mstyle mathvariant="bold">
      <mi>𝐭</mi>
    </mstyle>
    <mo stretchy="false" form="postfix">)</mo>
    <mo>=</mo>
    <munderover>
      <mo>∑</mo>
      <mrow>
        <mi>i</mi>
        <mo>=</mo>
        <mn>1</mn>
      </mrow>
      <mi>N</mi>
    </munderover>
    <mo stretchy="false" form="prefix">∥</mo>
    <mo stretchy="false" form="prefix">(</mo>
    <mi>R</mi>
    <msub>
      <mi>p</mi>
      <mi>i</mi>
    </msub>
    <mo>+</mo>
    <mstyle mathvariant="bold">
      <mi>𝐭</mi>
    </mstyle>
    <mo stretchy="false" form="postfix">)</mo>
    <mo>−</mo>
    <msub>
      <mi>q</mi>
      <mi>i</mi>
    </msub>
    <msup>
      <mo stretchy="false" form="prefix">∥</mo>
      <mn>2</mn>
    </msup>
    <mo>+</mo>
    <mi>λ</mi>
    <msub>
      <mo>∫</mo>
      <mi>Ω</mi>
    </msub>
    <msub>
      <mi>Ψ</mi>
      <mrow>
        <mi>g</mi>
        <mi>e</mi>
        <mi>o</mi>
        <mi>d</mi>
        <mi>e</mi>
        <mi>s</mi>
        <mi>i</mi>
        <mi>c</mi>
      </mrow>
    </msub>
    <mi>d</mi>
    <mi>Ω</mi>
  </mrow>
</math>
</file>

<file path=Formula-48/content.xml><?xml version="1.0" encoding="utf-8"?>
<math xmlns="http://www.w3.org/1998/Math/MathML" display="block">
  <mrow>
    <mi>E</mi>
    <mi>r</mi>
    <mi>r</mi>
    <mi>o</mi>
    <msub>
      <mi>r</mi>
      <mrow>
        <mi>k</mi>
        <mo>+</mo>
        <mn>1</mn>
      </mrow>
    </msub>
    <mo>=</mo>
    <mi>γ</mi>
    <mo>⋅</mo>
    <mi>E</mi>
    <mi>r</mi>
    <mi>r</mi>
    <mi>o</mi>
    <msub>
      <mi>r</mi>
      <mi>k</mi>
    </msub>
    <mo>+</mo>
    <mi>ϵ</mi>
  </mrow>
</math>
</file>

<file path=Formula-50/content.xml><?xml version="1.0" encoding="utf-8"?>
<math xmlns="http://www.w3.org/1998/Math/MathML" display="inline">
  <mrow>
    <mi>γ</mi>
    <mo>≈</mo>
    <mn>0.7</mn>
  </mrow>
</math>
</file>

<file path=Formula-52/content.xml><?xml version="1.0" encoding="utf-8"?>
<math xmlns="http://www.w3.org/1998/Math/MathML" display="inline">
  <mi>N</mi>
</math>
</file>

<file path=Formula-54/content.xml><?xml version="1.0" encoding="utf-8"?>
<math xmlns="http://www.w3.org/1998/Math/MathML" display="inline">
  <mi>S</mi>
</math>
</file>

<file path=Formula-56/content.xml><?xml version="1.0" encoding="utf-8"?>
<math xmlns="http://www.w3.org/1998/Math/MathML" display="inline">
  <msub>
    <mi>σ</mi>
    <mrow>
      <mi>r</mi>
      <mi>m</mi>
      <mi>s</mi>
    </mrow>
  </msub>
</math>
</file>

<file path=Formula-58/content.xml><?xml version="1.0" encoding="utf-8"?>
<math xmlns="http://www.w3.org/1998/Math/MathML" display="block">
  <mrow>
    <mi>S</mi>
    <mo>=</mo>
    <mn>100</mn>
    <mrow>
      <mo stretchy="true" form="prefix">(</mo>
      <mn>1</mn>
      <mo>−</mo>
      <mi>κ</mi>
      <mo>⋅</mo>
      <msub>
        <mi>σ</mi>
        <mrow>
          <mi>r</mi>
          <mi>m</mi>
          <mi>s</mi>
        </mrow>
      </msub>
      <mo stretchy="true" form="postfix">)</mo>
    </mrow>
  </mrow>
</math>
</file>

<file path=Formula-6/content.xml><?xml version="1.0" encoding="utf-8"?>
<math xmlns="http://www.w3.org/1998/Math/MathML" display="inline">
  <mrow>
    <mstyle mathvariant="bold">
      <mi>𝐩</mi>
    </mstyle>
    <mo>=</mo>
    <mo stretchy="false" form="prefix">(</mo>
    <mi>x</mi>
    <mo>,</mo>
    <mi>y</mi>
    <mo>,</mo>
    <mi>z</mi>
    <mo stretchy="false" form="postfix">)</mo>
  </mrow>
</math>
</file>

<file path=Formula-60/content.xml><?xml version="1.0" encoding="utf-8"?>
<math xmlns="http://www.w3.org/1998/Math/MathML" display="inline">
  <mrow>
    <msub>
      <mi>Y</mi>
      <mrow>
        <mi>c</mi>
        <mi>u</mi>
        <mi>t</mi>
      </mrow>
    </msub>
    <mo stretchy="false" form="prefix">(</mo>
    <mi>x</mi>
    <mo stretchy="false" form="postfix">)</mo>
  </mrow>
</math>
</file>

<file path=Formula-62/content.xml><?xml version="1.0" encoding="utf-8"?>
<math xmlns="http://www.w3.org/1998/Math/MathML" display="inline">
  <mrow>
    <msub>
      <mi>Y</mi>
      <mrow>
        <mi>i</mi>
        <mi>m</mi>
        <mi>p</mi>
        <mi>l</mi>
        <mi>a</mi>
        <mi>n</mi>
        <mi>t</mi>
      </mrow>
    </msub>
    <mo stretchy="false" form="prefix">(</mo>
    <mi>x</mi>
    <mo stretchy="false" form="postfix">)</mo>
  </mrow>
</math>
</file>

<file path=Formula-64/content.xml><?xml version="1.0" encoding="utf-8"?>
<math xmlns="http://www.w3.org/1998/Math/MathML" display="block">
  <mrow>
    <msub>
      <mi>Y</mi>
      <mrow>
        <mi>n</mi>
        <mi>a</mi>
        <mi>t</mi>
        <mi>i</mi>
        <mi>v</mi>
        <mi>e</mi>
      </mrow>
    </msub>
    <mo stretchy="false" form="prefix">(</mo>
    <mi>x</mi>
    <mo stretchy="false" form="postfix">)</mo>
    <mo>=</mo>
    <mo>−</mo>
    <mfrac>
      <msup>
        <mi>x</mi>
        <mn>2</mn>
      </msup>
      <mrow>
        <mn>2</mn>
        <mi>R</mi>
      </mrow>
    </mfrac>
    <mo>+</mo>
    <msub>
      <mi>H</mi>
      <mn>0</mn>
    </msub>
  </mrow>
</math>
</file>

<file path=Formula-66/content.xml><?xml version="1.0" encoding="utf-8"?>
<math xmlns="http://www.w3.org/1998/Math/MathML" display="inline">
  <mrow>
    <mi>R</mi>
    <mo>=</mo>
    <mn>30</mn>
  </mrow>
</math>
</file>

<file path=Formula-68/content.xml><?xml version="1.0" encoding="utf-8"?>
<math xmlns="http://www.w3.org/1998/Math/MathML" display="inline">
  <mrow>
    <msub>
      <mi>H</mi>
      <mn>0</mn>
    </msub>
    <mo>=</mo>
    <mn>10</mn>
  </mrow>
</math>
</file>

<file path=Formula-70/content.xml><?xml version="1.0" encoding="utf-8"?>
<math xmlns="http://www.w3.org/1998/Math/MathML" display="block">
  <mrow>
    <msub>
      <mi>Y</mi>
      <mrow>
        <mi>c</mi>
        <mi>u</mi>
        <mi>t</mi>
      </mrow>
    </msub>
    <mo stretchy="false" form="prefix">(</mo>
    <mi>x</mi>
    <mo stretchy="false" form="postfix">)</mo>
    <mo>=</mo>
    <mrow>
      <mo stretchy="true" form="prefix">{</mo>
      <mtable>
        <mtr>
          <mtd columnalign="left">
            <mo>−</mo>
            <mn>5</mn>
          </mtd>
          <mtd columnalign="left">
            <mo stretchy="false" form="prefix">|</mo>
            <mi>x</mi>
            <mo stretchy="false" form="prefix">|</mo>
            <mo>&lt;</mo>
            <mn>20</mn>
            <mspace width="1.0em"/>
            <mo stretchy="false" form="prefix">(</mo>
            <mtext mathvariant="normal">Distal</mtext>
            <mo stretchy="false" form="postfix">)</mo>
          </mtd>
        </mtr>
        <mtr>
          <mtd columnalign="left">
            <mo>−</mo>
            <mn>10</mn>
            <mo>−</mo>
            <mo stretchy="false" form="prefix">(</mo>
            <mo stretchy="false" form="prefix">|</mo>
            <mi>x</mi>
            <mo stretchy="false" form="prefix">|</mo>
            <mo>−</mo>
            <mn>20</mn>
            <mo stretchy="false" form="postfix">)</mo>
          </mtd>
          <mtd columnalign="left">
            <mn>20</mn>
            <mo>≤</mo>
            <mo stretchy="false" form="prefix">|</mo>
            <mi>x</mi>
            <mo stretchy="false" form="prefix">|</mo>
            <mo>&lt;</mo>
            <mn>35</mn>
            <mspace width="1.0em"/>
            <mo stretchy="false" form="prefix">(</mo>
            <mtext mathvariant="normal">Chamfer</mtext>
            <mo stretchy="false" form="postfix">)</mo>
          </mtd>
        </mtr>
        <mtr>
          <mtd columnalign="left">
            <mo>−</mo>
            <mn>25</mn>
          </mtd>
          <mtd columnalign="left">
            <mo stretchy="false" form="prefix">|</mo>
            <mi>x</mi>
            <mo stretchy="false" form="prefix">|</mo>
            <mo>≥</mo>
            <mn>35</mn>
            <mspace width="1.0em"/>
            <mo stretchy="false" form="prefix">(</mo>
            <mtext mathvariant="normal">A/P</mtext>
            <mo stretchy="false" form="postfix">)</mo>
          </mtd>
        </mtr>
      </mtable>
    </mrow>
  </mrow>
</math>
</file>

<file path=Formula-72/content.xml><?xml version="1.0" encoding="utf-8"?>
<math xmlns="http://www.w3.org/1998/Math/MathML" display="inline">
  <mrow>
    <msub>
      <mi>D</mi>
      <mrow>
        <mi>b</mi>
        <mi>o</mi>
        <mi>x</mi>
      </mrow>
    </msub>
    <mo>=</mo>
    <mo stretchy="false" form="prefix">{</mo>
    <mi>x</mi>
    <mo>:</mo>
    <mo stretchy="false" form="prefix">|</mo>
    <mi>x</mi>
    <mo stretchy="false" form="prefix">|</mo>
    <mo>&lt;</mo>
    <mn>10</mn>
    <mo stretchy="false" form="postfix">}</mo>
  </mrow>
</math>
</file>

<file path=Formula-74/content.xml><?xml version="1.0" encoding="utf-8"?>
<math xmlns="http://www.w3.org/1998/Math/MathML" display="block">
  <mrow>
    <msub>
      <mi>Y</mi>
      <mrow>
        <mi>P</mi>
        <mi>S</mi>
        <mi>_</mi>
        <mi>c</mi>
        <mi>u</mi>
        <mi>t</mi>
      </mrow>
    </msub>
    <mo stretchy="false" form="prefix">(</mo>
    <mi>x</mi>
    <mo stretchy="false" form="postfix">)</mo>
    <mo>=</mo>
    <msub>
      <mi>Y</mi>
      <mrow>
        <mi>c</mi>
        <mi>u</mi>
        <mi>t</mi>
      </mrow>
    </msub>
    <mo stretchy="false" form="prefix">(</mo>
    <mi>x</mi>
    <mo stretchy="false" form="postfix">)</mo>
    <mo>+</mo>
    <msub>
      <mi>δ</mi>
      <mrow>
        <mi>b</mi>
        <mi>o</mi>
        <mi>x</mi>
      </mrow>
    </msub>
    <mo>⋅</mo>
    <msub>
      <mstyle mathvariant="bold">
        <mn>1</mn>
      </mstyle>
      <msub>
        <mi>D</mi>
        <mrow>
          <mi>b</mi>
          <mi>o</mi>
          <mi>x</mi>
        </mrow>
      </msub>
    </msub>
    <mo stretchy="false" form="prefix">(</mo>
    <mi>x</mi>
    <mo stretchy="false" form="postfix">)</mo>
  </mrow>
</math>
</file>

<file path=Formula-76/content.xml><?xml version="1.0" encoding="utf-8"?>
<math xmlns="http://www.w3.org/1998/Math/MathML" display="inline">
  <mrow>
    <mi>α</mi>
    <mo>∈</mo>
    <mo stretchy="false" form="prefix">[</mo>
    <mn>0</mn>
    <mo>,</mo>
    <mn>145</mn>
    <mo stretchy="false" form="postfix">]</mo>
  </mrow>
</math>
</file>

<file path=Formula-78/content.xml><?xml version="1.0" encoding="utf-8"?>
<math xmlns="http://www.w3.org/1998/Math/MathML" display="inline">
  <mrow>
    <mi>G</mi>
    <mo stretchy="false" form="prefix">(</mo>
    <mi>α</mi>
    <mo stretchy="false" form="postfix">)</mo>
  </mrow>
</math>
</file>

<file path=Formula-8/content.xml><?xml version="1.0" encoding="utf-8"?>
<math xmlns="http://www.w3.org/1998/Math/MathML" display="inline">
  <mrow>
    <mi>ρ</mi>
    <mo stretchy="false" form="prefix">(</mo>
    <mstyle mathvariant="bold">
      <mi>𝐩</mi>
    </mstyle>
    <mo stretchy="false" form="postfix">)</mo>
  </mrow>
</math>
</file>

<file path=Formula-80/content.xml><?xml version="1.0" encoding="utf-8"?>
<math xmlns="http://www.w3.org/1998/Math/MathML" display="block">
  <mrow>
    <msub>
      <mi>G</mi>
      <mrow>
        <mi>m</mi>
        <mi>e</mi>
        <mi>d</mi>
      </mrow>
    </msub>
    <mo stretchy="false" form="prefix">(</mo>
    <mi>α</mi>
    <mo stretchy="false" form="postfix">)</mo>
    <mo>=</mo>
    <msub>
      <mi>G</mi>
      <mrow>
        <mi>t</mi>
        <mi>a</mi>
        <mi>r</mi>
        <mi>g</mi>
        <mi>e</mi>
        <mi>t</mi>
      </mrow>
    </msub>
    <mo>+</mo>
    <msub>
      <mi>A</mi>
      <mi>m</mi>
    </msub>
    <mo>sin</mo>
    <mo stretchy="false" form="prefix">(</mo>
    <msub>
      <mi>k</mi>
      <mn>1</mn>
    </msub>
    <mi>α</mi>
    <mo stretchy="false" form="postfix">)</mo>
    <mo>+</mo>
    <msub>
      <mi>ϵ</mi>
      <mi>m</mi>
    </msub>
  </mrow>
</math>
</file>

<file path=Formula-82/content.xml><?xml version="1.0" encoding="utf-8"?>
<math xmlns="http://www.w3.org/1998/Math/MathML" display="block">
  <mrow>
    <msub>
      <mi>G</mi>
      <mrow>
        <mi>l</mi>
        <mi>a</mi>
        <mi>t</mi>
      </mrow>
    </msub>
    <mo stretchy="false" form="prefix">(</mo>
    <mi>α</mi>
    <mo stretchy="false" form="postfix">)</mo>
    <mo>=</mo>
    <msub>
      <mi>G</mi>
      <mrow>
        <mi>t</mi>
        <mi>a</mi>
        <mi>r</mi>
        <mi>g</mi>
        <mi>e</mi>
        <mi>t</mi>
      </mrow>
    </msub>
    <mo>+</mo>
    <msub>
      <mi>A</mi>
      <mi>l</mi>
    </msub>
    <mrow>
      <mo stretchy="true" form="prefix">(</mo>
      <mfrac>
        <mi>α</mi>
        <msub>
          <mi>α</mi>
          <mrow>
            <mi>m</mi>
            <mi>a</mi>
            <mi>x</mi>
          </mrow>
        </msub>
      </mfrac>
      <mo stretchy="true" form="postfix">)</mo>
    </mrow>
    <mo>+</mo>
    <msub>
      <mi>A</mi>
      <mn>2</mn>
    </msub>
    <mo>sin</mo>
    <mo stretchy="false" form="prefix">(</mo>
    <msub>
      <mi>k</mi>
      <mn>2</mn>
    </msub>
    <mi>α</mi>
    <mo stretchy="false" form="postfix">)</mo>
  </mrow>
</math>
</file>

<file path=Formula-84/content.xml><?xml version="1.0" encoding="utf-8"?>
<math xmlns="http://www.w3.org/1998/Math/MathML" display="inline">
  <mrow>
    <mo stretchy="false" form="prefix">[</mo>
    <mn>9.0</mn>
    <mo>,</mo>
    <mn>11.0</mn>
    <mo stretchy="false" form="postfix">]</mo>
  </mrow>
</math>
</file>

<file path=Formula-86/content.xml><?xml version="1.0" encoding="utf-8"?>
<math xmlns="http://www.w3.org/1998/Math/MathML" display="inline">
  <msub>
    <mi>M</mi>
    <mrow>
      <mi>i</mi>
      <mi>m</mi>
      <mi>p</mi>
    </mrow>
  </msub>
</math>
</file>

<file path=Formula-88/content.xml><?xml version="1.0" encoding="utf-8"?>
<math xmlns="http://www.w3.org/1998/Math/MathML" display="inline">
  <msub>
    <mi>S</mi>
    <mrow>
      <mi>b</mi>
      <mi>o</mi>
      <mi>n</mi>
      <mi>e</mi>
    </mrow>
  </msub>
</math>
</file>

<file path=Formula-90/content.xml><?xml version="1.0" encoding="utf-8"?>
<math xmlns="http://www.w3.org/1998/Math/MathML" display="block">
  <mrow>
    <msub>
      <mi>E</mi>
      <mrow>
        <mi>f</mi>
        <mi>i</mi>
        <mi>t</mi>
      </mrow>
    </msub>
    <mo>=</mo>
    <msub>
      <mo>∬</mo>
      <mi>S</mi>
    </msub>
    <mrow>
      <mo stretchy="true" form="prefix">(</mo>
      <msub>
        <mstyle mathvariant="bold">
          <mi>𝐧</mi>
        </mstyle>
        <mrow>
          <mi>i</mi>
          <mi>m</mi>
          <mi>p</mi>
        </mrow>
      </msub>
      <mo>⋅</mo>
      <msub>
        <mstyle mathvariant="bold">
          <mi>𝐧</mi>
        </mstyle>
        <mrow>
          <mi>b</mi>
          <mi>o</mi>
          <mi>n</mi>
          <mi>e</mi>
        </mrow>
      </msub>
      <mo stretchy="true" form="postfix">)</mo>
    </mrow>
    <msup>
      <mi>e</mi>
      <mrow>
        <mo>−</mo>
        <mi>d</mi>
        <mi>i</mi>
        <mi>s</mi>
        <mi>t</mi>
        <mo stretchy="false" form="prefix">(</mo>
        <msub>
          <mstyle mathvariant="bold">
            <mi>𝐩</mi>
          </mstyle>
          <mrow>
            <mi>i</mi>
            <mi>m</mi>
            <mi>p</mi>
          </mrow>
        </msub>
        <mo>,</mo>
        <msub>
          <mstyle mathvariant="bold">
            <mi>𝐩</mi>
          </mstyle>
          <mrow>
            <mi>b</mi>
            <mi>o</mi>
            <mi>n</mi>
            <mi>e</mi>
          </mrow>
        </msub>
        <msup>
          <mo stretchy="false" form="postfix">)</mo>
          <mn>2</mn>
        </msup>
      </mrow>
    </msup>
    <mi>d</mi>
    <mi>A</mi>
  </mrow>
</math>
</file>

<file path=Formula-92/content.xml><?xml version="1.0" encoding="utf-8"?>
<math xmlns="http://www.w3.org/1998/Math/MathML" display="block">
  <mrow>
    <mi>E</mi>
    <mo stretchy="false" form="prefix">(</mo>
    <mi>t</mi>
    <mo stretchy="false" form="postfix">)</mo>
    <mo>=</mo>
    <mo>−</mo>
    <msup>
      <mi>t</mi>
      <mn>2</mn>
    </msup>
    <mspace width="1.0em"/>
    <mo stretchy="false" form="prefix">(</mo>
    <mtext mathvariant="normal">idealized</mtext>
    <mo stretchy="false" form="postfix">)</mo>
  </mrow>
</math>
</file>

<file path=Formula-94/content.xml><?xml version="1.0" encoding="utf-8"?>
<math xmlns="http://www.w3.org/1998/Math/MathML" display="inline">
  <mrow>
    <mi>N</mi>
    <mo>=</mo>
    <mn>5000</mn>
  </mrow>
</math>
</file>

<file path=Formula-96/content.xml><?xml version="1.0" encoding="utf-8"?>
<math xmlns="http://www.w3.org/1998/Math/MathML" display="inline">
  <mrow>
    <msub>
      <mi>X</mi>
      <mrow>
        <mi>f</mi>
        <mi>l</mi>
        <mi>e</mi>
        <mi>x</mi>
      </mrow>
    </msub>
    <mo>∼</mo>
    <mstyle mathvariant="script">
      <mi>𝒩</mi>
    </mstyle>
    <mo stretchy="false" form="prefix">(</mo>
    <mn>125</mn>
    <mo>,</mo>
    <msup>
      <mn>10</mn>
      <mn>2</mn>
    </msup>
    <mo stretchy="false" form="postfix">)</mo>
  </mrow>
</math>
</file>

<file path=Formula-98/content.xml><?xml version="1.0" encoding="utf-8"?>
<math xmlns="http://www.w3.org/1998/Math/MathML" display="inline">
  <mrow>
    <mo stretchy="false" form="prefix">[</mo>
    <mn>90</mn>
    <mo>,</mo>
    <mn>150</mn>
    <mo stretchy="false" form="postfix">]</mo>
  </mrow>
</math>
</file>